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74f" officeooo:paragraph-rsid="0009774f"/>
    </style:style>
    <style:style style:name="P2" style:family="paragraph" style:parent-style-name="Standard">
      <style:text-properties officeooo:rsid="000e1166" officeooo:paragraph-rsid="000e1166"/>
    </style:style>
    <style:style style:name="P3" style:family="paragraph" style:parent-style-name="Standard">
      <style:text-properties officeooo:rsid="00188ece" officeooo:paragraph-rsid="00188ece"/>
    </style:style>
    <style:style style:name="P4" style:family="paragraph" style:parent-style-name="Standard" style:list-style-name="L1">
      <style:text-properties officeooo:paragraph-rsid="001d9552"/>
    </style:style>
    <style:style style:name="P5" style:family="paragraph" style:parent-style-name="Standard" style:list-style-name="L1">
      <style:text-properties officeooo:paragraph-rsid="00188ece"/>
    </style:style>
    <style:style style:name="P6" style:family="paragraph" style:parent-style-name="Standard" style:list-style-name="L1">
      <style:text-properties officeooo:rsid="0009774f" officeooo:paragraph-rsid="0009774f"/>
    </style:style>
    <style:style style:name="P7" style:family="paragraph" style:parent-style-name="Standard" style:list-style-name="L1">
      <style:text-properties officeooo:rsid="000b1ad9" officeooo:paragraph-rsid="000b1ad9"/>
    </style:style>
    <style:style style:name="P8" style:family="paragraph" style:parent-style-name="Standard" style:list-style-name="L1">
      <style:text-properties officeooo:rsid="000c37f4" officeooo:paragraph-rsid="000c37f4"/>
    </style:style>
    <style:style style:name="P9" style:family="paragraph" style:parent-style-name="Standard" style:list-style-name="L1">
      <style:text-properties officeooo:rsid="000e1166" officeooo:paragraph-rsid="000e1166"/>
    </style:style>
    <style:style style:name="P10" style:family="paragraph" style:parent-style-name="Standard" style:list-style-name="L1">
      <style:text-properties officeooo:rsid="000e1166" officeooo:paragraph-rsid="001075ab"/>
    </style:style>
    <style:style style:name="P11" style:family="paragraph" style:parent-style-name="Standard" style:list-style-name="L1">
      <style:text-properties officeooo:rsid="001075ab" officeooo:paragraph-rsid="001075ab"/>
    </style:style>
    <style:style style:name="P12" style:family="paragraph" style:parent-style-name="Standard" style:list-style-name="L1">
      <style:text-properties officeooo:rsid="00157ed4" officeooo:paragraph-rsid="00157ed4"/>
    </style:style>
    <style:style style:name="P13" style:family="paragraph" style:parent-style-name="Standard" style:list-style-name="L1">
      <style:text-properties officeooo:rsid="000ee30e" officeooo:paragraph-rsid="000ee30e"/>
    </style:style>
    <style:style style:name="P14" style:family="paragraph" style:parent-style-name="Standard" style:list-style-name="L1">
      <style:text-properties officeooo:rsid="000e953f" officeooo:paragraph-rsid="000e953f"/>
    </style:style>
    <style:style style:name="P15" style:family="paragraph" style:parent-style-name="Standard" style:list-style-name="L1">
      <style:text-properties officeooo:rsid="0016ea25" officeooo:paragraph-rsid="0016ea25"/>
    </style:style>
    <style:style style:name="P16" style:family="paragraph" style:parent-style-name="Standard" style:list-style-name="L1">
      <style:text-properties officeooo:rsid="001a64d2" officeooo:paragraph-rsid="001a64d2"/>
    </style:style>
    <style:style style:name="P17" style:family="paragraph" style:parent-style-name="Standard" style:list-style-name="L1">
      <style:text-properties officeooo:rsid="001afa7f" officeooo:paragraph-rsid="001afa7f"/>
    </style:style>
    <style:style style:name="P18" style:family="paragraph" style:parent-style-name="Standard" style:list-style-name="L1">
      <style:text-properties officeooo:rsid="00188ece" officeooo:paragraph-rsid="00188ece"/>
    </style:style>
    <style:style style:name="P19" style:family="paragraph" style:parent-style-name="Standard" style:list-style-name="L1">
      <style:text-properties officeooo:rsid="001c7e45" officeooo:paragraph-rsid="001c7e45"/>
    </style:style>
    <style:style style:name="T1" style:family="text">
      <style:text-properties officeooo:rsid="000ee30e"/>
    </style:style>
    <style:style style:name="T2" style:family="text">
      <style:text-properties officeooo:rsid="00188ece"/>
    </style:style>
    <style:style style:name="T3" style:family="text">
      <style:text-properties officeooo:rsid="001a64d2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ajar Membuat GIT</text:p>
      <text:p text:style-name="P1"/>
      <text:list xml:id="list3366820956" text:style-name="L1">
        <text:list-item>
          <text:p text:style-name="P6">membuat folder menjadi repositori |git init|</text:p>
          <text:p text:style-name="P6"/>
        </text:list-item>
        <text:list-item>
          <text:p text:style-name="P7">memasukan file ke staging area |git add .|</text:p>
          <text:p text:style-name="P7"/>
        </text:list-item>
        <text:list-item>
          <text:p text:style-name="P7">Men commint file |git commit <text:s/>-m “catatan”<text:span text:style-name="T1">|</text:span></text:p>
          <text:p text:style-name="P7"/>
        </text:list-item>
        <text:list-item>
          <text:p text:style-name="P8">kalau ada file yang di modify di add dulu atau lebih simplennya | git commit --am “catatan”|</text:p>
          <text:p text:style-name="P8"/>
        </text:list-item>
        <text:list-item>
          <text:p text:style-name="P9">Menampilkan histori |git log|</text:p>
          <text:p text:style-name="P9"/>
        </text:list-item>
        <text:list-item>
          <text:p text:style-name="P11">Menampilkan log ex 3 terakhir |git log -3|</text:p>
          <text:p text:style-name="P10"/>
        </text:list-item>
        <text:list-item>
          <text:p text:style-name="P11">Menampilkan log spesifik | git log -- &lt;file nama&gt;|</text:p>
          <text:p text:style-name="P11"/>
        </text:list-item>
        <text:list-item>
          <text:p text:style-name="P12">Mengembalikan file modify |git checkout &lt;5 kode commit awal&gt; -- &lt;nama file&gt;|</text:p>
          <text:p text:style-name="P9"/>
        </text:list-item>
        <text:list-item>
          <text:p text:style-name="P9">Menampilkan grafik branch |git log --all --decorate --oneline –graph|</text:p>
          <text:p text:style-name="P11">atau bisa juga : alias graph = “git log -- all -- decorate --oneline --graph”</text:p>
        </text:list-item>
      </text:list>
      <text:p text:style-name="P2"><text:tab/></text:p>
      <text:list xml:id="list234703605317676" text:continue-numbering="true" text:style-name="L1">
        <text:list-item>
          <text:p text:style-name="P13">Membuat Branch |git branch &lt;nama branch&gt;|</text:p>
          <text:p text:style-name="P9"/>
        </text:list-item>
        <text:list-item>
          <text:p text:style-name="P9">Pindah branch |git checkout &lt;nama branch&gt;|</text:p>
          <text:p text:style-name="P9"/>
        </text:list-item>
        <text:list-item>
          <text:p text:style-name="P14">untuk merge |git merge &lt;nama branch&gt;|</text:p>
          <text:p text:style-name="P14"/>
        </text:list-item>
        <text:list-item>
          <text:p text:style-name="P14">menghapus branch |git branch -d &lt;nama branch&gt;|</text:p>
          <text:p text:style-name="P14"/>
        </text:list-item>
        <text:list-item>
          <text:p text:style-name="P13">cara menegecek file yang sudah di merge |git branch –merged|</text:p>
          <text:p text:style-name="P13"/>
        </text:list-item>
        <text:list-item>
          <text:p text:style-name="P15">Cara mengembalikan file yang sudah dihapus |git checkout &lt;7 digit commit&gt;|</text:p>
          <text:p text:style-name="P15">lalu bisa dimasukan di branch </text:p>
          <text:p text:style-name="P15"/>
        </text:list-item>
        <text:list-item>
          <text:p text:style-name="P4"><text:span text:style-name="T2">Cara mengakses akun git hub |</text:span><text:bookmark text:name="edf7"/>git remote set-url origin https://<text:span text:style-name="Strong_20_Emphasis">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</text:span>@github.com/<text:span text:style-name="Strong_20_Emphasis"><text:span text:style-name="T3">Gazee1112</text:span></text:span>/<text:span text:style-name="Strong_20_Emphasis">&lt;repositoryname&gt;</text:span>.git<text:span text:style-name="T3">|</text:span></text:p>
          <text:p text:style-name="P5"/>
        </text:list-item>
        <text:list-item>
          <text:p text:style-name="P16">untuk mengupload ke github |git push|</text:p>
          <text:p text:style-name="P16"/>
        </text:list-item>
        <text:list-item>
          <text:p text:style-name="P17">untuk mengecek di github ada perubahan atau tidak |git fetch|</text:p>
          <text:p text:style-name="P17"/>
        </text:list-item>
        <text:list-item>
          <text:p text:style-name="P17">untuk mengambil file |git pull|</text:p>
          <text:p text:style-name="P5"/>
        </text:list-item>
        <text:list-item>
          <text:p text:style-name="P18">kemabali ke file sebelumnya |cd ..|</text:p>
          <text:p text:style-name="P18"/>
        </text:list-item>
        <text:list-item>
          <text:p text:style-name="P18">Membuat foldet |mkdir &lt;nama folder&gt;|</text:p>
          <text:p text:style-name="P18"/>
        </text:list-item>
        <text:list-item>
          <text:p text:style-name="P19">Cara mengclone suatu file di github |git clone &lt;url yang dicopas&gt;|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3:32:06.499778173</meta:creation-date>
    <dc:date>2022-03-07T23:46:03.824047428</dc:date>
    <meta:editing-duration>PT1H23M2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46" meta:word-count="252" meta:character-count="1370" meta:non-whitespace-character-count="1190"/>
  </office:meta>
</office:document-meta>
</file>